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15f6"/>
    </style:style>
    <style:style style:name="P2" style:family="paragraph" style:parent-style-name="Preformatted_20_Text">
      <style:text-properties officeooo:rsid="000e15f6"/>
    </style:style>
    <style:style style:name="T1" style:family="text">
      <style:text-properties officeooo:rsid="00213ce1"/>
    </style:style>
    <style:style style:name="T2" style:family="text">
      <style:text-properties officeooo:rsid="0022f502"/>
    </style:style>
    <style:style style:name="T3" style:family="text">
      <style:text-properties officeooo:rsid="002a8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- <text:span text:style-name="T1">projectile fire and hit</text:span></text:p>
      <text:p text:style-name="P1">- <text:span text:style-name="T2">tank fire sound</text:span></text:p>
      <text:p text:style-name="P1">- <text:span text:style-name="T3">unit movement sound (engine sound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23:02:52.091996881</dc:date>
    <meta:editing-duration>PT4H56M9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5" meta:character-count="78" meta:non-whitespace-character-count="66"/>
  </office:meta>
</office:document-meta>
</file>